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1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table:style-name="Default"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 office:value-type="float" office:value="123.96" calcext:value-type="float">
            <text:p>123,96</text:p>
          </table:table-cell>
          <table:table-cell office:value-type="float" office:value="3.185" calcext:value-type="float">
            <text:p>3,185</text:p>
          </table:table-cell>
          <table:table-cell table:formula="of:=[.A2]+[.B2]" office:value-type="float" office:value="127.145" calcext:value-type="float">
            <text:p>127,145</text:p>
          </table:table-cell>
          <table:table-cell/>
          <table:table-cell table:formula="of:=(([.D3])^2-([.C2])^2)/(3-1)" office:value-type="float" office:value="-91.2851999999975" calcext:value-type="float">
            <text:p>-91,2851999999975</text:p>
          </table:table-cell>
          <table:table-cell table:number-columns-repeated="2"/>
        </table:table-row>
        <table:table-row table:style-name="ro2">
          <table:table-cell office:value-type="float" office:value="129.61" calcext:value-type="float">
            <text:p>129,61</text:p>
          </table:table-cell>
          <table:table-cell office:value-type="float" office:value="2.52" calcext:value-type="float">
            <text:p>2,52</text:p>
          </table:table-cell>
          <table:table-cell/>
          <table:table-cell table:formula="of:=[.A3]-[.B2]" office:value-type="float" office:value="126.425" calcext:value-type="float">
            <text:p>126,425</text:p>
          </table:table-cell>
          <table:table-cell table:number-columns-repeated="3"/>
        </table:table-row>
        <table:table-row table:style-name="ro2">
          <table:table-cell/>
          <table:table-cell office:value-type="float" office:value="2.225" calcext:value-type="float">
            <text:p>2,2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.78999999999999" calcext:value-type="float">
            <text:p>1,7899999999999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.78" calcext:value-type="float">
            <text:p>1,7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.58500000000001" calcext:value-type="float">
            <text:p>1,58500000000001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 office:value-type="string" calcext:value-type="string">
            <text:p>inutile, tutti i dati nel nonvedo3-a3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6">00/00/0000</text:date>, <text:time style:data-style-name="N2" text:time-value="22:47:42.178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6.1.2.1$Windows_X86_64 LibreOffice_project/65905a128db06ba48db947242809d14d3f9a93fe</meta:generator>
    <dc:date>2019-02-16T22:48:18.563000000</dc:date>
    <meta:editing-duration>PT32M4S</meta:editing-duration>
    <meta:editing-cycles>8</meta:editing-cycles>
    <meta:document-statistic meta:table-count="1" meta:cell-count="19" meta:object-count="0"/>
  </office:meta>
</office:document-meta>
</file>